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4.634cm"/>
    </style:style>
    <style:style style:name="Table1.C" style:family="table-column">
      <style:table-column-properties style:column-width="6.701cm"/>
    </style:style>
    <style:style style:name="Table1.A1" style:family="table-cell">
      <style:table-cell-properties fo:padding="0.049cm" fo:border-left="none" fo:border-right="none" fo:border-top="none" fo:border-bottom="0.05pt solid #000000" style:writing-mode="page"/>
    </style:style>
    <style:style style:name="Table1.2" style:family="table-row">
      <style:table-row-properties style:min-row-height="1.124cm"/>
    </style:style>
    <style:style style:name="Table1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6" style:family="table-row">
      <style:table-row-properties style:min-row-height="1.124cm" fo:background-color="transparent">
        <style:background-image/>
      </style:table-row-properties>
    </style:style>
    <style:style style:name="Table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bcb5d" officeooo:paragraph-rsid="001bcb5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8e0fc" fo:background-color="#ccccc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atin Modern Mono" fo:font-size="14pt" style:text-underline-style="solid" style:text-underline-width="auto" style:text-underline-color="font-color" officeooo:rsid="001781df" officeooo:paragraph-rsid="0018e0fc" style:font-size-asian="12.25pt" style:font-size-complex="14pt"/>
    </style:style>
    <style:style style:name="P6" style:family="paragraph" style:parent-style-name="Standard">
      <style:text-properties style:font-name="Latin Modern Mono" fo:font-size="12pt" style:text-underline-style="solid" style:text-underline-width="auto" style:text-underline-color="font-color" fo:font-weight="bold" officeooo:rsid="001f6d8e" officeooo:paragraph-rsid="001f6d8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Latin Modern Mono" fo:font-size="12pt" style:text-underline-style="none" fo:font-weight="bold" officeooo:rsid="001f6d8e" officeooo:paragraph-rsid="001f6d8e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ans" fo:font-size="12pt" style:text-underline-style="none" fo:font-weight="normal" officeooo:rsid="001f6d8e" officeooo:paragraph-rsid="001f6d8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weight="bold" officeooo:paragraph-rsid="001f6d8e" style:font-weight-asian="bold" style:font-weight-complex="bold"/>
    </style:style>
    <style:style style:name="P12" style:family="paragraph" style:parent-style-name="Table_20_Contents">
      <style:text-properties style:font-name="Latin Modern Mono" officeooo:rsid="001781df" officeooo:paragraph-rsid="001781df"/>
    </style:style>
    <style:style style:name="P13" style:family="paragraph" style:parent-style-name="Table_20_Contents">
      <style:paragraph-properties fo:text-align="start" style:justify-single-word="false"/>
      <style:text-properties style:font-name="Latin Modern Mono" officeooo:rsid="001781df" officeooo:paragraph-rsid="001781df"/>
    </style:style>
    <style:style style:name="P14" style:family="paragraph" style:parent-style-name="Table_20_Contents">
      <style:text-properties style:font-name="Latin Modern Mono" fo:font-size="14pt" fo:font-weight="bold" officeooo:rsid="001781df" officeooo:paragraph-rsid="001781df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Latin Modern Mono" officeooo:rsid="001edd38" officeooo:paragraph-rsid="001edd38"/>
    </style:style>
    <style:style style:name="P16" style:family="paragraph" style:parent-style-name="Table_20_Contents">
      <style:text-properties style:font-name="Latin Modern Mono" fo:font-size="11pt" officeooo:rsid="001781df" officeooo:paragraph-rsid="001781df" style:font-size-asian="11pt" style:font-size-complex="11pt"/>
    </style:style>
    <style:style style:name="P17" style:family="paragraph" style:parent-style-name="Table_20_Contents">
      <style:text-properties officeooo:paragraph-rsid="001781df"/>
    </style:style>
    <style:style style:name="P18" style:family="paragraph" style:parent-style-name="Text_20_body">
      <style:paragraph-properties fo:line-height="100%" fo:text-align="center" style:justify-single-word="false"/>
      <style:text-properties style:font-name="Latin Modern Mono" style:text-underline-style="solid" style:text-underline-width="auto" style:text-underline-color="font-color" fo:font-weight="bold" officeooo:rsid="0018e0fc" officeooo:paragraph-rsid="0018e0fc" style:font-weight-asian="bold" style:font-weight-complex="bold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Latin Modern Mono" fo:font-size="10pt" style:text-underline-style="solid" style:text-underline-width="auto" style:text-underline-color="font-color" fo:font-weight="bold" officeooo:rsid="0018e0fc" officeooo:paragraph-rsid="0018e0fc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rsid="0018e0fc" officeooo:paragraph-rsid="0018e0fc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ccccc" draw:opacity="76%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officeooo:rsid="001f6d8e"/>
    </style:style>
    <style:style style:name="T3" style:family="text">
      <style:text-properties style:font-name="Latin Modern Mono" fo:font-size="12pt" style:text-underline-style="none" fo:font-weight="normal" officeooo:rsid="001f6d8e" style:font-size-asian="10.5pt" style:font-weight-asian="normal" style:font-size-complex="12pt" style:font-weight-complex="normal"/>
    </style:style>
    <style:style style:name="T4" style:family="text">
      <style:text-properties style:font-name="Latin Modern Mono" fo:font-size="12pt" style:text-underline-style="none" fo:font-weight="bold" officeooo:rsid="001f6d8e" style:font-size-asian="10.5pt" style:font-weight-asian="bold" style:font-size-complex="12pt" style:font-weight-complex="bold"/>
    </style:style>
    <style:style style:name="T5" style:family="text">
      <style:text-properties style:font-name="Latin Modern Mono" fo:font-size="12pt" style:text-underline-style="none" officeooo:rsid="001f6d8e" style:font-size-asian="10.5pt" style:font-size-complex="12pt"/>
    </style:style>
    <style:style style:name="T6" style:family="text">
      <style:text-properties style:font-name="Latin Modern Mono" fo:font-weight="bold" style:font-weight-asian="bold" style:font-weight-complex="bold"/>
    </style:style>
    <style:style style:name="T7" style:family="text">
      <style:text-properties style:font-name="Latin Modern Mono" officeooo:rsid="001781df"/>
    </style:style>
    <style:style style:name="T8" style:family="text">
      <style:text-properties style:font-name="Latin Modern Mono" officeooo:rsid="00285058"/>
    </style:style>
    <style:style style:name="T9" style:family="text">
      <style:text-properties officeooo:rsid="0018e0f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1edd38"/>
    </style:style>
    <style:style style:name="T13" style:family="text">
      <style:text-properties officeooo:rsid="001f6d8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iberation Sans" fo:font-weight="normal" style:font-weight-asian="normal" style:font-weight-complex="normal"/>
    </style:style>
    <style:style style:name="T16" style:family="text">
      <style:text-properties style:font-name="Liberation Sans" fo:font-size="12pt" style:text-underline-style="none" fo:font-weight="normal" officeooo:rsid="001f6d8e" style:font-size-asian="10.5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85058"/>
    </style:style>
    <style:style style:name="T19" style:family="text">
      <style:text-properties officeooo:rsid="002962b4"/>
    </style:style>
    <style:style style:name="T20" style:family="text">
      <style:text-properties style:font-name="Latin Modern Mono" fo:font-size="10pt" style:font-size-asian="10pt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Latin Modern Mono" fo:font-size="12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size="12pt"/>
    </style:style>
    <style:style style:name="T25" style:family="text">
      <style:text-properties style:font-name="Latin Modern Mono" fo:font-size="12pt"/>
    </style:style>
    <style:style style:name="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cccccc" draw:opacity="76%" fo:min-height="8.17cm" draw:shadow-opacity="7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text:anchor-type="paragraph" draw:z-index="1" draw:name="Shape1" draw:style-name="gr1" draw:text-style-name="P21" svg:width="7.513cm" svg:height="1.684cm" svg:x="11.13cm" svg:y="-1.42cm"><draw:text-box><text:p><text:span text:style-name="T20">Name</text:span><text:span text:style-name="T21">:</text:span> ______________________________</text:p></draw:text-box></draw:frame><text:span text:style-name="T10">Wie viel Energie ist das denn?</text:span> </text:p>
      <text:p text:style-name="P19"><text:span text:style-name="T11">Energien Berechnen</text:span></text:p>
      <text:p text:style-name="P20"><text:span text:style-name="T2">Aufgabe </text:span><text:span text:style-name="T1">1) Fülle die Tabelle aus mit den Formelzeichnungen unten.</text:span> </text:p>
      <text:p text:style-name="P5">Formelzeichnungen:</text:p>
      <text:p text:style-name="P4"><text:s text:c="5"/>m <text:s text:c="6"/>T <text:s text:c="4"/><text:span text:style-name="T12">E</text:span> <text:s text:c="3"/>c <text:s text:c="8"/>h <text:s text:c="6"/>v <text:s text:c="8"/>g 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30034260592">
          <table:table-cell table:style-name="Table1.A1" office:value-type="string">
            <text:p text:style-name="P14">Physikalische Größe</text:p>
          </table:table-cell>
          <table:table-cell table:style-name="Table1.A1" office:value-type="string">
            <text:p text:style-name="P14">Formelzeichnung</text:p>
          </table:table-cell>
          <table:table-cell table:style-name="Table1.A1" office:value-type="string">
            <text:p text:style-name="P14">Merkhinweis</text:p>
          </table:table-cell>
        </table:table-row>
        <table:table-row table:style-name="Table1.2">
          <table:table-cell table:style-name="Table1.A2" office:value-type="string">
            <text:p text:style-name="P15">E<text:span text:style-name="T19">nergie</text:span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2">Masse</text:p>
          </table:table-cell>
          <table:table-cell table:style-name="Table1.B3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2">Wärmekapazität</text:p>
          </table:table-cell>
          <table:table-cell table:style-name="Table1.B4" office:value-type="string">
            <text:p text:style-name="Table_20_Contents"/>
          </table:table-cell>
          <table:table-cell table:style-name="Table1.C2" office:value-type="string">
            <text:p text:style-name="P16">Englisches Wort ,,<text:span text:style-name="T9">c</text:span>apacity‘‘</text:p>
          </table:table-cell>
        </table:table-row>
        <table:table-row table:style-name="Table1.2">
          <table:table-cell table:style-name="Table1.A2" office:value-type="string">
            <text:p text:style-name="P12">Höhe</text:p>
          </table:table-cell>
          <table:table-cell table:style-name="Table1.B5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7"><text:span text:style-name="T7">Gravitations</text:span><text:span text:style-name="T8">stärke</text:span><text:span text:style-name="T7"> der Erde</text:span></text:p>
          </table:table-cell>
          <table:table-cell table:style-name="Table1.B6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2">Temperaturdifferenz</text:p>
          </table:table-cell>
          <table:table-cell table:style-name="Table1.B7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3">Geschwindigkeit</text:p>
          </table:table-cell>
          <table:table-cell table:style-name="Table1.B8" office:value-type="string">
            <text:p text:style-name="Table_20_Contents"/>
          </table:table-cell>
          <table:table-cell table:style-name="Table1.C2" office:value-type="string">
            <text:p text:style-name="P16">Englisches Wort ,,____________‘‘</text:p>
          </table:table-cell>
        </table:table-row>
      </table:table>
      <text:p text:style-name="P7"/>
      <text:p text:style-name="P6">Rechnungsaufgaben</text:p>
      <text:p text:style-name="P6"/>
      <text:p text:style-name="P9">A) <text:span text:style-name="T15">_____________________________________________________________________</text:span></text:p>
      <text:p text:style-name="P8"/>
      <text:p text:style-name="P11"><text:span text:style-name="T5">B) </text:span><text:span text:style-name="T16">_____________________________________________________________________</text:span></text:p>
      <text:p text:style-name="P10"/>
      <text:p text:style-name="P10"><text:span text:style-name="T6">C) </text:span>_____________________________________________________________________</text:p>
      <text:p text:style-name="P8"/>
      <text:p text:style-name="P1"><draw:frame text:anchor-type="paragraph" draw:z-index="0" draw:name="Shape4" draw:style-name="gr2" draw:text-style-name="P23" svg:width="18.373cm" svg:height="8.667cm" svg:x="-0.519cm" svg:y="0.586cm"><draw:text-box draw:corner-radius="0.4cm"><text:p text:style-name="P22"><text:span text:style-name="T22">Lernziele Selbst Kontrollieren</text:span></text:p><text:p><text:span text:style-name="T23"/></text:p><text:p><text:span text:style-name="T24"><text:s/></text:span><text:span text:style-name="T25">1) Schreib die Gleichung für Bewegungsenergie in Wörter und in Formelzeichnungen auf. </text:span></text:p><text:p><text:span text:style-name="T24"/></text:p><text:p><text:span text:style-name="T24"><text:s/></text:span><text:span text:style-name="T24">__________________________________________________________________________________</text:span></text:p><text:p><text:span text:style-name="T24"/></text:p><text:p><text:span text:style-name="T24"><text:s/></text:span><text:span text:style-name="T24">__________________________________________________________________________________</text:span></text:p><text:p><text:span text:style-name="T24"/></text:p><text:p><text:span text:style-name="T25"><text:s/></text:span><text:span text:style-name="T25">2) Ein Fußball wiegt 0.5kg und hat eine Geschwindigkeit von 20m/s. Wie viele </text:span><text:span text:style-name="T25">Bewegungsenergie hat der Ball? </text:span></text:p><text:p><text:span text:style-name="T24"/></text:p><text:p><text:span text:style-name="T24"><text:s/></text:span><text:span text:style-name="T24">__________________________________________________________________________________</text:span></text:p><text:p><text:span text:style-name="T24"/></text:p><text:p><text:span text:style-name="T24"/></text:p><text:p><text:span text:style-name="T24"><text:s/></text:span><text:span text:style-name="T24">__________________________________________________________________________________</text:span></text:p><text:p><text:span text:style-name="T24"><text:s/></text:span></text:p></draw:text-box></draw:frame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09-30T11:50:54.072275318</dc:date>
    <meta:editing-duration>PT49M30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1" meta:paragraph-count="21" meta:word-count="52" meta:character-count="619" meta:non-whitespace-character-count="542"/>
  </office:meta>
</office:document-meta>
</file>